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720000091E56AE2F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3228in" svg:y="-0.6772in" svg:width="7.6244in" svg:height="10.7854in" draw:z-index="0"><draw:image xlink:href="Pictures/10000201000006720000091E56AE2F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0.5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Sans L" fo:font-size="11pt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size="11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willem</meta:initial-creator>
    <meta:creation-date>2010-02-22T11:51:02</meta:creation-date>
    <dc:creator>awillem</dc:creator>
    <dc:date>2010-02-22T11:54:14</dc:date>
    <meta:editing-cycles>1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